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en" fo:country="US" officeooo:rsid="0026ca3c" officeooo:paragraph-rsid="00283ef7" style:font-size-asian="14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Times14_5f_РИО2">
      <style:paragraph-properties fo:text-align="start" style:justify-single-word="false"/>
    </style:style>
    <style:style style:name="P13" style:family="paragraph" style:parent-style-name="Times14_5f_РИО2">
      <style:paragraph-properties fo:text-align="start" style:justify-single-word="false"/>
      <style:text-properties style:font-weight-complex="bold"/>
    </style:style>
    <style:style style:name="P14" style:family="paragraph" style:parent-style-name="Times14_5f_РИО2">
      <style:text-properties officeooo:rsid="001ea8ba" officeooo:paragraph-rsid="001ea8ba"/>
    </style:style>
    <style:style style:name="P15" style:family="paragraph" style:parent-style-name="Times14_5f_РИО2">
      <style:text-properties officeooo:rsid="001ea8ba" officeooo:paragraph-rsid="002390f8"/>
    </style:style>
    <style:style style:name="P16" style:family="paragraph" style:parent-style-name="Times14_5f_РИО2">
      <style:paragraph-properties fo:margin-left="0cm" fo:margin-right="0cm" fo:line-height="115%" fo:text-align="center" style:justify-single-word="false" fo:text-indent="0cm" style:auto-text-indent="false"/>
    </style:style>
    <style:style style:name="P17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2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c54a0" style:font-weight-asian="bold"/>
    </style:style>
    <style:style style:name="P2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e0c20" style:font-weight-asian="bold"/>
    </style:style>
    <style:style style:name="P2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fc1f8" style:font-weight-asian="bold"/>
    </style:style>
    <style:style style:name="P23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2fc1f8" style:font-weight-asian="normal" style:font-weight-complex="normal"/>
    </style:style>
    <style:style style:name="P24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2e0c20" style:font-weight-asian="normal" style:font-weight-complex="normal"/>
    </style:style>
    <style:style style:name="P25" style:family="paragraph" style:parent-style-name="Times14_5f_РИО2">
      <style:paragraph-properties fo:line-height="115%" fo:text-align="start" style:justify-single-word="false" fo:break-before="page"/>
      <style:text-properties fo:font-weight="bold" style:font-weight-asian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1cm" style:auto-text-indent="false" style:page-number="auto" fo:background-color="transparent" style:writing-mode="lr-tb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officeooo:paragraph-rsid="00283ef7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paragraph-rsid="002bdb9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rsid="002a355b" officeooo:paragraph-rsid="002a355b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a355b" officeooo:paragraph-rsid="002a355b" style:font-size-asian="14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bdb9d" officeooo:paragraph-rsid="002bdb9d" style:font-size-asian="14pt"/>
    </style:style>
    <style:style style:name="P32" style:family="paragraph" style:parent-style-name="Standard" style:master-page-name="First_20_Page">
      <style:paragraph-properties fo:line-height="115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33" style:family="paragraph" style:parent-style-name="Times14_5f_РИО2" style:master-page-name="Converted2">
      <style:paragraph-properties fo:margin-left="0cm" fo:margin-right="0cm" fo:text-align="start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21935e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6ca3c" style:font-size-asian="14pt"/>
    </style:style>
    <style:style style:name="T7" style:family="text">
      <style:text-properties fo:font-size="14pt" fo:language="en" fo:country="US" style:font-size-asian="14pt"/>
    </style:style>
    <style:style style:name="T8" style:family="text">
      <style:text-properties fo:font-size="14pt" fo:language="en" fo:country="US" officeooo:rsid="00268e71" style:font-size-asian="14pt"/>
    </style:style>
    <style:style style:name="T9" style:family="text">
      <style:text-properties fo:font-size="14pt" fo:language="en" fo:country="US" officeooo:rsid="0026ca3c" style:font-size-asian="14pt"/>
    </style:style>
    <style:style style:name="T10" style:family="text">
      <style:text-properties fo:font-size="14pt" fo:language="en" fo:country="US" officeooo:rsid="00283ef7" style:font-size-asian="14pt"/>
    </style:style>
    <style:style style:name="T11" style:family="text">
      <style:text-properties fo:font-size="14pt" fo:language="en" fo:country="US" officeooo:rsid="002a355b" style:font-size-asian="14pt"/>
    </style:style>
    <style:style style:name="T12" style:family="text">
      <style:text-properties fo:font-size="14pt" fo:language="en" fo:country="US" officeooo:rsid="002bdb9d" style:font-size-asian="14pt"/>
    </style:style>
    <style:style style:name="T13" style:family="text">
      <style:text-properties fo:font-size="14pt" fo:language="en" fo:country="US" officeooo:rsid="00318c8d" style:font-size-asian="14pt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ff0000" fo:font-weight="bold" style:font-weight-asian="bold"/>
    </style:style>
    <style:style style:name="T17" style:family="text">
      <style:text-properties fo:color="#000000" fo:font-size="14pt" fo:font-weight="bold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font-size="14pt" officeooo:rsid="0021935e" style:font-size-asian="14pt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style:font-weight-complex="bold"/>
    </style:style>
    <style:style style:name="T22" style:family="text">
      <style:text-properties officeooo:rsid="001ea8ba" style:font-weight-complex="bold"/>
    </style:style>
    <style:style style:name="T23" style:family="text">
      <style:text-properties officeooo:rsid="002e0c20" style:font-weight-complex="bold"/>
    </style:style>
    <style:style style:name="T24" style:family="text">
      <style:text-properties officeooo:rsid="00318c8d" style:font-weight-complex="bold"/>
    </style:style>
    <style:style style:name="T25" style:family="text">
      <style:text-properties officeooo:rsid="003349b7" style:font-weight-complex="bold"/>
    </style:style>
    <style:style style:name="T26" style:family="text">
      <style:text-properties officeooo:rsid="0034bd43" style:font-weight-complex="bold"/>
    </style:style>
    <style:style style:name="T27" style:family="text">
      <style:text-properties fo:language="en" fo:country="US" officeooo:rsid="002e0c20" style:font-weight-complex="bold"/>
    </style:style>
    <style:style style:name="T28" style:family="text">
      <style:text-properties fo:language="en" fo:country="US" officeooo:rsid="00318c8d" style:font-weight-complex="bold"/>
    </style:style>
    <style:style style:name="T29" style:family="text">
      <style:text-properties fo:language="en" fo:country="US" officeooo:rsid="002390f8"/>
    </style:style>
    <style:style style:name="T30" style:family="text">
      <style:text-properties officeooo:rsid="001ea8ba"/>
    </style:style>
    <style:style style:name="T31" style:family="text">
      <style:text-properties officeooo:rsid="002390f8"/>
    </style:style>
    <style:style style:name="T32" style:family="text">
      <style:text-properties officeooo:rsid="002628f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e0c20" style:font-weight-asian="normal" style:font-weight-complex="normal"/>
    </style:style>
    <style:style style:name="T35" style:family="text">
      <style:text-properties fo:font-weight="normal" officeooo:rsid="002fc1f8" style:font-weight-asian="normal" style:font-weight-complex="normal"/>
    </style:style>
    <style:style style:name="T36" style:family="text">
      <style:text-properties officeooo:rsid="00318c8d"/>
    </style:style>
    <style:style style:name="T37" style:family="text">
      <style:text-properties officeooo:rsid="0034bd4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2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9">Кафедра МО ЭВМ</text:p>
        <text:p text:style-name="P5"/>
        <text:p text:style-name="P7"/>
        <text:p text:style-name="P7"/>
        <text:p text:style-name="P6"/>
        <text:p text:style-name="P7"/>
        <text:p text:style-name="P16"><text:span text:style-name="Book_20_Title"><text:span text:style-name="T1">отчет</text:span></text:span></text:p>
        <text:p text:style-name="P4"><text:span text:style-name="T2">по лабораторной работе</text:span><text:span text:style-name="T14"> </text:span><text:span text:style-name="T2">№</text:span><text:span text:style-name="T3">1</text:span></text:p>
        <text:p text:style-name="P4"><text:span text:style-name="T2">по дисциплине </text:span><text:span text:style-name="T17">«Объектно-Ориентированное Программирование»</text:span></text:p>
        <text:p text:style-name="P4"><text:span text:style-name="Book_20_Title"><text:span text:style-name="T18">Тема: </text:span></text:span><text:span text:style-name="Book_20_Title"><text:span text:style-name="T19">Классы</text:span></text:span><text:span text:style-name="Book_20_Title"><text:span text:style-name="T18">.</text:span></text:span></text:p>
        <text:p text:style-name="P7"/>
        <text:p text:style-name="P6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3"><text:span text:style-name="T5">Студент</text:span><text:span text:style-name="T15"> </text:span><text:span text:style-name="T5">гр. 6382</text:span></text:p>
            </table:table-cell>
            <table:table-cell table:style-name="Таблица1.B1" office:value-type="string">
              <text:p text:style-name="P6"/>
            </table:table-cell>
            <table:table-cell table:style-name="Таблица1.A1" office:value-type="string">
              <text:p text:style-name="P7">Костин С. В.</text:p>
            </table:table-cell>
          </table:table-row>
          <table:table-row table:style-name="Таблица1.1">
            <table:table-cell table:style-name="Таблица1.A1" office:value-type="string">
              <text:p text:style-name="P6">Преподаватель</text:p>
            </table:table-cell>
            <table:table-cell table:style-name="Таблица1.B2" office:value-type="string">
              <text:p text:style-name="P6"/>
            </table:table-cell>
            <table:table-cell table:style-name="Таблица1.A1" office:value-type="string">
              <text:p text:style-name="P7">Филатов А. Ю.</text:p>
            </table:table-cell>
          </table:table-row>
        </table:table>
        <text:p text:style-name="P8"/>
        <text:p text:style-name="P8"/>
        <text:p text:style-name="P8">Санкт-Петербург</text:p>
        <text:p text:style-name="P8">2018</text:p>
        <text:p text:style-name="P25">Цель работы.</text:p>
        <text:p text:style-name="P12"><text:span text:style-name="T21">Изучить принцип </text:span><text:span text:style-name="T22">работы классов на примере создания консольной игры</text:span><text:span text:style-name="T21">.</text:span></text:p>
        <text:p text:style-name="P13"/>
        <text:p text:style-name="P18"><text:tab/>Постановка задачи.</text:p>
        <text:p text:style-name="P12">Реализовать <text:span text:style-name="T30">класс Объект, а также класс Поле_Боя, являющийся оберткой, над контейнерами-армиями, хранящими экземпляры класса Объект</text:span>.</text:p>
        <text:p text:style-name="P12"/>
        <text:p text:style-name="P19"><text:tab/>Основные теоретические положения.</text:p>
        <text:p text:style-name="P15">Классы в программировании состоят из свойств и методов. Свойства — это любые данные, которыми можно характеризовать объект класса. В нашем случае, объектом класса<text:span text:style-name="T31"> </text:span>является <text:span text:style-name="T29">Battlefield</text:span>, а его свойствами — <text:span text:style-name="T31">структура</text:span> <text:span text:style-name="T31">size</text:span>, <text:span text:style-name="T31">вектора <text:s/>green_army и red_army, которые хранят объекты класса Object.</text:span></text:p>
        <text:p text:style-name="P14">У каждого <text:span text:style-name="T31">Object</text:span> есть <text:s/>— <text:span text:style-name="T32">hit_points</text:span> и <text:span text:style-name="T32">Coordinates</text:span> .</text:p>
        <text:p text:style-name="P14"/>
        <text:p text:style-name="P14">Методы — это функции, которые могут выполнять какие-либо действия над данными (свойствами) класса. Добавим в наш класс функцию <text:span text:style-name="T32">Draw_Battlefield</text:span>(), которая будет <text:span text:style-name="T32">отрисовывать поле боя, Enter()</text:span>.</text:p>
        <text:p text:style-name="P14"/>
        <text:p text:style-name="P14">Методы класса — это его функции.</text:p>
        <text:p text:style-name="P14">Свойства класса — его переменные.</text:p>
        <text:p text:style-name="P14">Модификаторы доступа public и private</text:p>
        <text:p text:style-name="P14">Все свойства и методы классов имеют права доступа. По умолчанию, все содержимое класса является доступным для чтения и записи только для него самого. Для того, чтобы разрешить доступ к данным класса извне, используют модификатор доступа public. Все функции и переменные, которые находятся после модификатора public, становятся доступными из всех частей программы.</text:p>
        <text:p text:style-name="P14"/>
        <text:p text:style-name="P14">Закрытые данные класса размещаются после модификатора доступа private. Если отсутствует модификатор public, то все функции и переменные, по умолчанию являются закрытыми (как в первом примере).</text:p>
        <text:p text:style-name="P14"/>
        <text:p text:style-name="P14"><text:soft-page-break/>Обычно, приватными делают все свойства класса, а публичными — его методы. Все действия с закрытыми свойствами класса реализуются через его методы. Рассмотрим следующий код.</text:p>
        <text:p text:style-name="P19"><text:tab/>Спецификация программы:</text:p>
        <text:p text:style-name="P12">Создает <text:span text:style-name="T37">поле боя с красной и зеленой армиями, объекты которых могут атаковать друг друга</text:span>.</text:p>
        <text:p text:style-name="P17"><text:span text:style-name="T20"><text:tab/>Входные данные:</text:span><text:span text:style-name="T16"> </text:span></text:p>
        <text:p text:style-name="P17"><text:tab/><text:span text:style-name="T37">Подаются из файла</text:span>.</text:p>
        <text:p text:style-name="P19"><text:tab/>Выходные данные: </text:p>
        <text:p text:style-name="P12"><text:span text:style-name="T37">Изображение поля боя с объектами</text:span>.</text:p>
        <text:p text:style-name="P19"><text:tab/>Реализация.</text:p>
        <text:p text:style-name="P20"><text:tab/>Класс Поле_боя:</text:p>
        <text:p text:style-name="P21"><text:tab/><text:span text:style-name="T34">struct Elem_for_print{</text:span></text:p>
        <text:p text:style-name="P24"><text:tab/><text:tab/>bool colour; </text:p>
        <text:p text:style-name="P24"><text:tab/><text:tab/>char l_d_e; </text:p>
        <text:p text:style-name="P24"><text:tab/>};</text:p>
        <text:p text:style-name="P24"/>
        <text:p text:style-name="P24"><text:tab/>struct Size{</text:p>
        <text:p text:style-name="P24"><text:s text:c="4"/><text:tab/><text:tab/>size_t x_size;</text:p>
        <text:p text:style-name="P24"><text:s text:c="4"/><text:tab/><text:tab/>size_t y_size;</text:p>
        <text:p text:style-name="P24"><text:tab/>};</text:p>
        <text:p text:style-name="P24"/>
        <text:p text:style-name="P24"><text:tab/>class Battlefield {</text:p>
        <text:p text:style-name="P24"><text:tab/> <text:s text:c="3"/>friend class Object;</text:p>
        <text:p text:style-name="P24"><text:tab/> <text:s text:c="3"/>Size size;</text:p>
        <text:p text:style-name="P24"><text:tab/> <text:s text:c="3"/>List&lt;Object&gt; red_army;</text:p>
        <text:p text:style-name="P24"><text:tab/> <text:s text:c="3"/>List&lt;Object&gt; green_army;</text:p>
        <text:p text:style-name="P24"><text:tab/>}</text:p>
        <text:p text:style-name="P21"><text:span text:style-name="T33"><text:tab/></text:span><text:span text:style-name="T21">Класс </text:span><text:span text:style-name="T23">Объект</text:span><text:span text:style-name="T21">:</text:span></text:p>
        <text:p text:style-name="P22"><text:span text:style-name="T21"><text:tab/></text:span><text:span text:style-name="T35">struct Coordinates{</text:span></text:p>
        <text:p text:style-name="P23"><text:s text:c="3"/><text:tab/> size_t axis_x;</text:p>
        <text:p text:style-name="P23"><text:s text:c="3"/><text:tab/> size_t axis_y;</text:p>
        <text:p text:style-name="P23"><text:tab/>};<text:tab/></text:p>
        <text:p text:style-name="P23"><text:soft-page-break/></text:p>
        <text:p text:style-name="P23"><text:tab/>class Object {</text:p>
        <text:p text:style-name="P23"><text:tab/>private:</text:p>
        <text:p text:style-name="P23"><text:tab/> <text:s text:c="3"/>Coordinates coords;</text:p>
        <text:p text:style-name="P23"><text:tab/> <text:s text:c="3"/>int hit_points;</text:p>
        <text:p text:style-name="P23"><text:tab/> <text:s text:c="3"/>size_t position; // of Object in List</text:p>
        <text:p text:style-name="P23"><text:tab/>}</text:p>
        <text:p text:style-name="Standard"><text:tab/></text:p>
        <text:p text:style-name="P26"><text:span text:style-name="T4">Функция </text:span><text:span text:style-name="T6">void</text:span><text:span text:style-name="T4"> </text:span><text:bookmark text:name="_GoBack"/><text:span text:style-name="T8">Ente</text:span><text:span text:style-name="T9">r() считывает данные из файла </text:span><text:span text:style-name="T13">и заполняет поле объектами</text:span><text:span text:style-name="T9">.</text:span></text:p>
        <text:p text:style-name="P27"><text:span text:style-name="T9">Функция void </text:span><text:span text:style-name="T10">Draw_Battlefield</text:span><text:span text:style-name="T9">()</text:span><text:span text:style-name="T10"> печатает на экран поле с объектами</text:span><text:span text:style-name="T9">.</text:span></text:p>
        <text:p text:style-name="P28"><text:span text:style-name="T9">Функция </text:span><text:span text:style-name="T12">pair&lt;int, Object&amp;&gt;</text:span><text:span text:style-name="T9"> </text:span><text:span text:style-name="T11">check_colour_on_position</text:span><text:span text:style-name="T9">(</text:span><text:span text:style-name="T11">Object&amp; arm</text:span><text:span text:style-name="T9">) </text:span><text:span text:style-name="T11">определяет цвет объекта</text:span><text:span text:style-name="T9">.</text:span></text:p>
        <text:p text:style-name="P29"><text:span text:style-name="T9">Ф</text:span><text:span text:style-name="T7">ункции с</text:span><text:span text:style-name="T13">э</text:span><text:span text:style-name="T7">теры и г</text:span><text:span text:style-name="T13">э</text:span><text:span text:style-name="T7">теры: </text:span></text:p>
        <text:p text:style-name="P30"><text:tab/>const Size <text:s text:c="8"/>&amp;get_size() <text:s text:c="3"/>const { return size; }</text:p>
        <text:p text:style-name="P30"><text:tab/>const List&lt;Object&gt; &amp;get_red_arm() const { return red_army; }<text:tab/></text:p>
        <text:p text:style-name="P30"><text:tab/>const List&lt;Object&gt; &amp;get_gr_arm() <text:s/>const { return green_army; }</text:p>
        <text:p text:style-name="P30"><text:tab/>List&lt;Object&gt; <text:s text:c="6"/>&amp;get_red_arm() <text:s text:c="6"/>{ return red_army; }</text:p>
        <text:p text:style-name="P30"><text:tab/>List&lt;Object&gt; <text:s text:c="6"/>&amp;get_gr_arm() <text:s text:c="7"/>{ return green_army; }</text:p>
        <text:p text:style-name="P30"/>
        <text:p text:style-name="P31">Функция void get_Damag(size_t const &amp;dmg) изменяет значение поля hit_points.</text:p>
        <text:p text:style-name="P31">Функции с<text:span text:style-name="T36">э</text:span>теры и г<text:span text:style-name="T36">э</text:span>теры: </text:p>
        <text:p text:style-name="P31"><text:s text:c="4"/>int &amp;get_hp() { return hit_points; }</text:p>
        <text:p text:style-name="P31"><text:s text:c="4"/>const int <text:s text:c="8"/>&amp;get_hp()const <text:s text:c="11"/>{ return hit_points; }</text:p>
        <text:p text:style-name="P31"><text:s text:c="4"/>Coordinates <text:s text:c="6"/>&amp;get_coords() <text:s text:c="12"/>{ return coords; }</text:p>
        <text:p text:style-name="P31"><text:s text:c="4"/>const Coordinates &amp;get_coords() const <text:s text:c="6"/>{ return coords; }</text:p>
        <text:p text:style-name="P31"><text:s text:c="4"/>size_t <text:s text:c="11"/>&amp;get_pos() <text:s text:c="15"/>{ return position; }</text:p>
        <text:p text:style-name="P31"><text:s text:c="4"/>const size_t <text:s text:c="5"/>&amp;get_pos() const <text:s text:c="9"/>{ return position; }</text:p>
        <text:p text:style-name="P10"/>
      </text:section>
      <text:p text:style-name="P33"><text:tab/>Выводы.</text:p>
      <text:p text:style-name="P12"><text:tab/>В данной лабораторной работе были <text:span text:style-name="T21">освоены основы работы </text:span><text:span text:style-name="T26">с </text:span><text:span text:style-name="T27">кла</text:span><text:span text:style-name="T28">сс</text:span><text:span text:style-name="T27">ами</text:span><text:span text:style-name="T21">. </text:span><text:span text:style-name="T24">Разработана программа — игра, </text:span><text:span text:style-name="T25">где с помощью методов класса осуществляется добавление объектов двух армий, последующая их атака, определение цвета по координатам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n" fo:country="US" style:language-asian="zh" style:country-asian="CN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left="0cm" fo:margin-right="0cm" fo:line-height="120%" fo:text-align="justify" style:justify-single-word="false" fo:text-indent="1cm" style:auto-text-indent="false" fo:keep-with-next="always"/>
      <style:text-properties fo:color="#ff0000" fo:font-size="14pt" fo:language="en" fo:country="US" style:font-size-asian="14pt" style:font-size-complex="14pt"/>
    </style:style>
    <style:style style:name="Body_20_Text_20_21" style:display-name="Body Text 21" style:family="paragraph" style:parent-style-name="Standard" style:default-outline-level="">
      <style:paragraph-properties fo:margin-left="1.27cm" fo:margin-right="0cm" fo:line-height="150%" fo:text-align="justify" style:justify-single-word="false" fo:text-indent="-1.27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_2d_Текст1" style:display-name="-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шрифт_20_абзаца1" style:display-name="Основной шрифт абзаца1" style:family="text"/>
    <style:style style:name="times14_5f__5f__5f_0420_5f_0418_5f_041e2_5f__5f_char" style:display-name="times14___0420_0418_041e2__char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ListLabel_20_1" style:display-name="ListLabel 1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3. " style:num-suffix=". 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cm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 text:c="5"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Dmitry</meta:initial-creator>
    <meta:editing-cycles>90</meta:editing-cycles>
    <meta:print-date>2017-11-09T19:56:00</meta:print-date>
    <meta:creation-date>2016-12-01T21:27:00</meta:creation-date>
    <dc:date>2018-04-12T19:22:13.164558355</dc:date>
    <meta:editing-duration>P1DT11H3M28S</meta:editing-duration>
    <meta:generator>LibreOffice/5.1.6.2$Linux_X86_64 LibreOffice_project/10m0$Build-2</meta:generator>
    <meta:document-statistic meta:table-count="1" meta:image-count="0" meta:object-count="0" meta:page-count="5" meta:paragraph-count="86" meta:word-count="489" meta:character-count="3864" meta:non-whitespace-character-count="3197"/>
    <meta:user-defined meta:name="AppVersion">16.0000</meta:user-defined>
    <meta:user-defined meta:name="Company">ETU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dotm" xlink:href=""/>
  </office:meta>
</office:document-meta>
</file>